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B10049AD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033cm" svg:height="4.322cm" svg:x="3.177cm" svg:y="1.819cm">
          <draw:image xlink:href="Pictures/1000000000000120000000B10049AD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1-13T19:27:40</meta:creation-date>
    <dc:creator>Jussi Eloranta</dc:creator>
    <dc:date>2008-01-13T19:28:33</dc:date>
    <meta:editing-cycles>1</meta:editing-cycles>
    <meta:editing-duration>PT5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